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4"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7"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9"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style:style>
    <style:style style:name="T4" style:family="text">
      <style:text-properties style:font-name="courier new" fo:font-size="9pt"/>
    </style:style>
    <style:style style:name="T5"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ven Odds</text:p>
      <text:section text:style-name="Sect1" text:name="pageContent">
        <text:p text:style-name="P3">time limit per test</text:p>
        <text:p text:style-name="P4">1 second</text:p>
        <text:p text:style-name="P3">memory limit per test</text:p>
        <text:p text:style-name="P4">256 megabytes</text:p>
        <text:p text:style-name="P3">input</text:p>
        <text:p text:style-name="P4">standard input</text:p>
        <text:p text:style-name="P3">output</text:p>
        <text:p text:style-name="P4">standard output</text:p>
        <text:p text:style-name="P5">Being a nonconformist, Volodya is displeased with the current state of things, particularly with the order of natural numbers (natural number is positive integer number). He is determined to rearrange them. But there are too many natural numbers, so Volodya decided to start with the first <text:span text:style-name="T2">n</text:span>. He writes down the following sequence of numbers: firstly all odd integers from <text:span text:style-name="T1">1</text:span> to <text:span text:style-name="T2">n</text:span> (in ascending order), then all even integers from <text:span text:style-name="T1">1</text:span> to <text:span text:style-name="T2">n</text:span> (also in ascending order). Help our hero to find out which number will stand at the position number <text:span text:style-name="T2">k</text:span>.</text:p>
        <text:p text:style-name="P7">Input</text:p>
        <text:p text:style-name="P5">The only line of input contains integers <text:span text:style-name="T2">n</text:span> and <text:span text:style-name="T2">k</text:span> (<text:span text:style-name="T1">1 ≤ </text:span><text:span text:style-name="T2">k</text:span><text:span text:style-name="T1"> ≤ </text:span><text:span text:style-name="T2">n</text:span><text:span text:style-name="T1"> ≤ 10</text:span><text:span text:style-name="T3">12</text:span>).</text:p>
        <text:p text:style-name="P5">Please, do not use the <text:span text:style-name="T4">%lld</text:span> specifier to read or write 64-bit integers in C++. It is preferred to use the <text:span text:style-name="T4">cin</text:span>, <text:span text:style-name="T4">cout</text:span> streams or the <text:span text:style-name="T4">%I64d</text:span> specifier.</text:p>
        <text:p text:style-name="P7">Output</text:p>
        <text:p text:style-name="P5">Print the number that will stand at the position number <text:span text:style-name="T2">k</text:span> after Volodya's manipulations.</text:p>
        <text:p text:style-name="P6">Examples</text:p>
        <text:p text:style-name="P8">input</text:p>
        <text:section text:style-name="Sect1" text:name="id00812150837747099">
          <text:p text:style-name="P9">Copy</text:p>
        </text:section>
        <text:p text:style-name="P1"><text:bookmark text:name="id002792955275175355"/>10 3</text:p>
        <text:p text:style-name="P8">output</text:p>
        <text:section text:style-name="Sect1" text:name="id008513158216310257">
          <text:p text:style-name="P9">Copy</text:p>
        </text:section>
        <text:p text:style-name="P1"><text:bookmark text:name="id006258927773091136"/>5</text:p>
        <text:p text:style-name="P8">input</text:p>
        <text:section text:style-name="Sect1" text:name="id00675968564160065">
          <text:p text:style-name="P9">Copy</text:p>
        </text:section>
        <text:p text:style-name="P1"><text:bookmark text:name="id002303985670115294"/>7 7</text:p>
        <text:p text:style-name="P8">output</text:p>
        <text:section text:style-name="Sect1" text:name="id0008899393374491082">
          <text:p text:style-name="P9">Copy</text:p>
        </text:section>
        <text:p text:style-name="P1"><text:bookmark text:name="id005106368164096287"/>6</text:p>
        <text:p text:style-name="P7">Note</text:p>
        <text:p text:style-name="P5">In the first sample Volodya's sequence will look like this: {1, 3, 5, 7, 9, 2, 4, 6, 8, 10}. The third place in the sequence is therefore occupied by the number 5.</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2T10:39:09.229000000</dc:date>
    <meta:editing-duration>PT6S</meta:editing-duration>
    <meta:editing-cycles>1</meta:editing-cycles>
    <meta:document-statistic meta:table-count="0" meta:image-count="0" meta:object-count="0" meta:page-count="1" meta:paragraph-count="31" meta:word-count="223" meta:character-count="1186" meta:non-whitespace-character-count="992"/>
    <meta:generator>LibreOffice/7.2.2.2$Windows_X86_64 LibreOffice_project/02b2acce88a210515b4a5bb2e46cbfb63fe97d56</meta:generator>
  </office:meta>
</office:document-meta>
</file>